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5" style:family="paragraph" style:parent-style-name="Heading_20_3">
      <loext:graphic-properties draw:fill="solid" draw:fill-color="#ffffff"/>
      <style:paragraph-properties fo:margin-top="0.582cm" fo:margin-bottom="0.291cm" loext:contextual-spacing="false" style:line-height-at-least="0.508cm" fo:background-color="#ffffff"/>
      <style:text-properties fo:color="#000000" style:font-name="Georgia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Georgia" fo:font-size="16pt" style:font-size-asian="16pt" style:font-size-complex="16pt"/>
    </style:style>
    <style:style style:name="T2" style:family="text">
      <style:text-properties fo:color="#000000" style:font-name="Georgia" fo:font-size="16pt" officeooo:rsid="0002cb7a" style:font-size-asian="16pt" style:font-size-complex="16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officeooo:rsid="00049bc1"/>
    </style:style>
    <style:style style:name="T5" style:family="text">
      <style:text-properties fo:font-size="12pt" officeooo:rsid="00049bc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><text:span text:style-name="T1">Lab number : </text:span><text:span text:style-name="T2">7</text:span></text:p>
      <text:p text:style-name="P4"><text:span text:style-name="T1">Lab Title <text:s text:c="5"/>: <text:s/></text:span><text:span text:style-name="T2">RED Queue Monitor using NS2</text:span></text:p>
      <text:h text:style-name="P5" text:outline-level="3">Abstract:</text:h>
      <text:p text:style-name="Text_20_body">This activity focus on <text:span text:style-name="T5">the</text:span><text:span text:style-name="T4"> </text:span><text:span text:style-name="T5">n</text:span><text:span text:style-name="T4">etworking layers network congestion prevention technique, the Random Early Dropping. This technique has a effective measure to manage the router’s buffer allocation, which avoids buffer overflow.</text:span></text:p>
      <text:h text:style-name="P5" text:outline-level="3">Aim objectives and goal:</text:h>
      <text:p text:style-name="P3">The primary focus of your lab is usually expressed in terms of aims and objectives.</text:p>
      <text:p text:style-name="P1"/>
      <text:h text:style-name="P5" text:outline-level="3">Observation/ Results and Discussion: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dress Skloul Ibrahim</meta:initial-creator>
    <meta:editing-cycles>9</meta:editing-cycles>
    <meta:print-date>2017-10-19T15:15:00</meta:print-date>
    <meta:creation-date>2019-09-20T11:35:00</meta:creation-date>
    <dc:date>2020-11-18T20:16:54.782086305</dc:date>
    <meta:editing-duration>PT43M21S</meta:editing-duration>
    <meta:generator>LibreOffice/6.4.6.2$Linux_X86_64 LibreOffice_project/40$Build-2</meta:generator>
    <meta:document-statistic meta:table-count="0" meta:image-count="0" meta:object-count="0" meta:page-count="1" meta:paragraph-count="7" meta:word-count="67" meta:character-count="434" meta:non-whitespace-character-count="3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87D0808.dotm" xlink:href=""/>
  </office:meta>
</office:document-meta>
</file>